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9cda51" officeooo:paragraph-rsid="009cda51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966a55" officeooo:paragraph-rsid="00bf66b1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966a55" officeooo:paragraph-rsid="00cb44ca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b80d85" officeooo:paragraph-rsid="008a0d7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b44ca" officeooo:paragraph-rsid="00cb44ca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1eed6b" officeooo:paragraph-rsid="00cfbc70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Arial1" fo:font-size="10pt" officeooo:rsid="00aa5ede" officeooo:paragraph-rsid="00aa5ede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94f11" officeooo:paragraph-rsid="00c94f11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b44ca" officeooo:paragraph-rsid="00cb44c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bd49c" officeooo:paragraph-rsid="00cbd49c" fo:background-color="transparent" style:font-size-asian="10pt" style:font-size-complex="10pt"/>
    </style:style>
    <style:style style:name="P12" style:family="paragraph" style:parent-style-name="Standard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3" style:family="paragraph" style:parent-style-name="Standard">
      <style:text-properties style:use-window-font-color="true" style:font-name="Liberation Serif1" fo:font-weight="normal" officeooo:rsid="007e73ab" officeooo:paragraph-rsid="008c10c5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3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4" style:family="paragraph" style:parent-style-name="Standard">
      <style:text-properties style:font-name="Arial1" fo:font-size="10pt" officeooo:rsid="0063f7f2" officeooo:paragraph-rsid="0063f7f2" style:font-size-asian="10pt" style:font-size-complex="10pt"/>
    </style:style>
    <style:style style:name="P25" style:family="paragraph" style:parent-style-name="Standard">
      <style:text-properties style:font-name="Arial1" fo:font-size="10pt" officeooo:rsid="00087c3c" officeooo:paragraph-rsid="00c5d618" fo:background-color="transparent" style:font-size-asian="10pt" style:font-size-complex="10pt"/>
    </style:style>
    <style:style style:name="P26" style:family="paragraph" style:parent-style-name="Standard"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a05514" officeooo:paragraph-rsid="00a05514" fo:background-color="transparent" style:font-size-asian="10pt" style:font-size-complex="10pt"/>
    </style:style>
    <style:style style:name="P35" style:family="paragraph" style:parent-style-name="Table_20_Contents">
      <style:text-properties style:font-name="Arial1" fo:font-size="10pt" officeooo:rsid="008a0d74" officeooo:paragraph-rsid="00888dd3" fo:background-color="transparent" style:font-size-asian="10pt" style:font-size-complex="10pt"/>
    </style:style>
    <style:style style:name="P3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8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9" style:family="paragraph" style:parent-style-name="Standard">
      <style:paragraph-properties fo:break-before="page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ab4f9" officeooo:paragraph-rsid="00c94f11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b44ca" officeooo:paragraph-rsid="00cb44ca" fo:background-color="transparent" style:font-size-asian="10pt" style:font-weight-asian="normal" style:font-size-complex="10pt" style:font-weight-complex="normal"/>
    </style:style>
    <style:style style:name="P42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4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8a0d74" style:font-weight-asian="normal" style:font-weight-complex="normal"/>
    </style:style>
    <style:style style:name="T6" style:family="text">
      <style:text-properties fo:font-weight="normal" officeooo:rsid="00a7b81d" style:font-weight-asian="normal" style:font-weight-complex="normal"/>
    </style:style>
    <style:style style:name="T7" style:family="text">
      <style:text-properties fo:font-weight="normal" officeooo:rsid="00aa5ede" style:font-weight-asian="normal" style:font-weight-complex="normal"/>
    </style:style>
    <style:style style:name="T8" style:family="text">
      <style:text-properties fo:font-weight="normal" officeooo:rsid="00ad0385" style:font-weight-asian="normal" style:font-weight-complex="normal"/>
    </style:style>
    <style:style style:name="T9" style:family="text">
      <style:text-properties fo:font-weight="normal" officeooo:rsid="00ce4afc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cab4f9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cda1b3" fo:background-color="transparent" loext:char-shading-value="0" style:font-weight-asian="normal" style:font-weight-complex="normal"/>
    </style:style>
    <style:style style:name="T13" style:family="text">
      <style:text-properties style:use-window-font-color="true" fo:font-weight="normal" officeooo:rsid="00aa5ede" style:font-weight-asian="normal" style:font-weight-complex="normal"/>
    </style:style>
    <style:style style:name="T14" style:family="text">
      <style:text-properties style:use-window-font-color="true" fo:font-weight="normal" officeooo:rsid="00c5d618" style:font-weight-asian="normal" style:font-weight-complex="normal"/>
    </style:style>
    <style:style style:name="T15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6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7" style:family="text">
      <style:text-properties style:font-name="Arial"/>
    </style:style>
    <style:style style:name="T18" style:family="text">
      <style:text-properties officeooo:rsid="0084e411"/>
    </style:style>
    <style:style style:name="T19" style:family="text">
      <style:text-properties officeooo:rsid="000c6bcc"/>
    </style:style>
    <style:style style:name="T20" style:family="text">
      <style:text-properties officeooo:rsid="0007ca86"/>
    </style:style>
    <style:style style:name="T21" style:family="text">
      <style:text-properties officeooo:rsid="000d80b4"/>
    </style:style>
    <style:style style:name="T22" style:family="text">
      <style:text-properties officeooo:rsid="008f4d3e"/>
    </style:style>
    <style:style style:name="T23" style:family="text">
      <style:text-properties officeooo:rsid="0092148e"/>
    </style:style>
    <style:style style:name="T24" style:family="text">
      <style:text-properties officeooo:rsid="00a7b81d"/>
    </style:style>
    <style:style style:name="T25" style:family="text">
      <style:text-properties officeooo:rsid="00ad0385"/>
    </style:style>
    <style:style style:name="T26" style:family="text">
      <style:text-properties officeooo:rsid="00be8e86"/>
    </style:style>
    <style:style style:name="T27" style:family="text">
      <style:text-properties officeooo:rsid="009cda51"/>
    </style:style>
    <style:style style:name="T28" style:family="text">
      <style:text-properties officeooo:rsid="00c5d618"/>
    </style:style>
    <style:style style:name="T29" style:family="text">
      <style:text-properties officeooo:rsid="00c7542e"/>
    </style:style>
    <style:style style:name="T30" style:family="text">
      <style:text-properties officeooo:rsid="00cb44ca"/>
    </style:style>
    <style:style style:name="T31" style:family="text">
      <style:text-properties officeooo:rsid="00cb5d96"/>
    </style:style>
    <style:style style:name="T32" style:family="text">
      <style:text-properties officeooo:rsid="00cbbe70"/>
    </style:style>
    <style:style style:name="T33" style:family="text">
      <style:text-properties officeooo:rsid="00cda1b3"/>
    </style:style>
    <style:style style:name="T34" style:family="text">
      <style:text-properties officeooo:rsid="00ceafb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1.827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T P<text:span text:style-name="T23">acman</text:span></text:p>
      <text:p text:style-name="P16"/>
      <text:p text:style-name="P16"/>
      <text:p text:style-name="P16"><draw:frame draw:style-name="fr1" draw:name="Cadre7" text:anchor-type="paragraph" svg:x="0.034cm" svg:y="0.233cm" svg:width="17.082cm" draw:z-index="1"><draw:text-box fo:min-height="0.79cm"><text:p text:style-name="P19">FICHE DE SPÉCIFICATION DE L’US N° : <text:span text:style-name="T22">191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7">Historique des modifications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1">version</text:p>
          </table:table-cell>
          <table:table-cell table:style-name="Tableau2.B2" office:value-type="string">
            <text:p text:style-name="P31">Date</text:p>
          </table:table-cell>
          <table:table-cell table:style-name="Tableau2.C2" office:value-type="string">
            <text:p text:style-name="P31">Auteur de la modification</text:p>
          </table:table-cell>
          <table:table-cell table:style-name="Tableau2.D2" office:value-type="string">
            <text:p text:style-name="P31">statut<text:note text:id="ftn1" text:note-class="footnote"><text:note-citation>1</text:note-citation><text:note-body><text:p text:style-name="P38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1">00</text:p>
          </table:table-cell>
          <table:table-cell table:style-name="Tableau2.B3" office:value-type="string">
            <text:p text:style-name="P32"><text:span text:style-name="T28">01</text:span>/<text:span text:style-name="T24">04</text:span>/201<text:span text:style-name="T24">9</text:span></text:p>
          </table:table-cell>
          <table:table-cell table:style-name="Tableau2.C3" office:value-type="string">
            <text:p text:style-name="P32">GC</text:p>
          </table:table-cell>
          <table:table-cell table:style-name="Tableau2.D3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31">01</text:p>
          </table:table-cell>
          <table:table-cell table:style-name="Tableau2.B4" office:value-type="string">
            <text:p text:style-name="P1"/>
          </table:table-cell>
          <table:table-cell table:style-name="Tableau2.C4" office:value-type="string">
            <text:p text:style-name="P32"/>
          </table:table-cell>
          <table:table-cell table:style-name="Tableau2.D4" office:value-type="string">
            <text:p text:style-name="P34"/>
          </table:table-cell>
        </table:table-row>
      </table:table>
      <text:p text:style-name="P22"><draw:frame draw:style-name="fr1" draw:name="Cadre2" text:anchor-type="paragraph" svg:x="0.018cm" svg:y="0.37cm" svg:width="17.03cm" draw:z-index="0"><draw:text-box fo:min-height="0.79cm"><text:p text:style-name="P23">FONCTIONNALIT<text:span text:style-name="T4">É : </text:span><text:span text:style-name="T13">Ajouter une modalité appartenant ou non à une hiérarchie dans le référentiel de mon espace de travail</text:span></text:p></draw:text-box></draw:frame><draw:frame draw:style-name="fr1" draw:name="Cadre8" text:anchor-type="paragraph" svg:x="-0.019cm" svg:y="1.84cm" svg:width="17.014cm" draw:z-index="2"><draw:text-box fo:min-height="0.79cm"><text:p text:style-name="P23"><text:span text:style-name="T21">PROFIL</text:span> D'UTILISAT<text:span text:style-name="T21">EURS</text:span> CONCERN<text:span text:style-name="T4">É : </text:span><text:span text:style-name="T8">Producteur, a</text:span><text:span text:style-name="T6">d</text:span><text:span text:style-name="T7">m</text:span><text:span text:style-name="T6">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/>
            <text:p text:style-name="P36">Description</text:p>
            <text:p text:style-name="P29"/>
          </table:table-cell>
          <table:covered-table-cell/>
        </table:table-row>
        <table:table-row>
          <table:table-cell table:style-name="Tableau1.A2" office:value-type="string">
            <text:p text:style-name="P30">En tant que</text:p>
          </table:table-cell>
          <table:table-cell table:style-name="Tableau1.B4" office:value-type="string">
            <text:p text:style-name="P35"><text:span text:style-name="T25">producteur ou </text:span>administrateur</text:p>
          </table:table-cell>
        </table:table-row>
        <table:table-row>
          <table:table-cell table:style-name="Tableau1.A2" office:value-type="string">
            <text:p text:style-name="P30">Je veux</text:p>
          </table:table-cell>
          <table:table-cell table:style-name="Tableau1.B4" office:value-type="string">
            <text:p text:style-name="P25"><text:span text:style-name="T14">a</text:span><text:span text:style-name="T13">jouter une modalité appartenant ou non à une hiérarchie dans le référentiel de mon espace de travail</text:span></text:p>
          </table:table-cell>
        </table:table-row>
        <table:table-row>
          <table:table-cell table:style-name="Tableau1.A2" office:value-type="string">
            <text:p text:style-name="P30">Afin de/<text:span text:style-name="T18">que</text:span></text:p>
          </table:table-cell>
          <table:table-cell table:style-name="Tableau1.B4" office:value-type="string">
            <text:p text:style-name="P12">compléter le référentiel de mon espace de travail pour répondre à mes besoins</text:p>
          </table:table-cell>
        </table:table-row>
      </table:table>
      <text:p text:style-name="P21"><draw:frame draw:style-name="fr2" draw:name="Cadre4" text:anchor-type="paragraph" svg:x="0.048cm" svg:y="1.979cm" svg:width="16.923cm" draw:z-index="3"><draw:text-box fo:min-height="4.819cm"><text:p text:style-name="P23"><text:span text:style-name="T2">Pré-requis à la mise en œuvre de la fonctionnalité</text:span><text:span text:style-name="T4"> : </text:span></text:p><text:p text:style-name="P24"><text:span text:style-name="T5">En tant qu’utilisateur</text:span><text:span text:style-name="T2"> :</text:span></text:p><text:p text:style-name="P4">Avoir <text:span text:style-name="T29">choisi d’ajouter une modalité pour la dimension choisie dans mon espace de travail</text:span> (US n°1<text:span text:style-name="T29">90</text:span>0)</text:p></draw:text-box></draw:frame></text:p>
      <text:p text:style-name="P20"/>
      <text:p text:style-name="P15">SPÉCIFICATIONS DÉTAILLÉES</text:p>
      <text:p text:style-name="P20"/>
      <text:p text:style-name="P20"/>
      <text:p text:style-name="P26"><draw:frame draw:style-name="fr2" draw:name="Cadre3" text:anchor-type="paragraph" svg:x="0.018cm" svg:y="0.533cm" svg:width="16.953cm" draw:z-index="6"><draw:text-box fo:min-height="2.738cm"><text:p text:style-name="P17">Liste des r<text:span text:style-name="T19">è</text:span>gles de gestion à appliquer pour cette fonctionnalité<text:span text:style-name="T20"> : </text:span></text:p><text:p text:style-name="P8">La dimension domaine <text:span text:style-name="T25">du référentiel commun n’est pas modifiable dans les espaces de travail</text:span></text:p></draw:text-box></draw:frame></text:p>
      <text:p text:style-name="P39"><draw:frame draw:style-name="fr2" draw:name="Cadre5" text:anchor-type="paragraph" svg:x="-0.004cm" svg:y="0.834cm" svg:width="16.974cm" draw:z-index="5"><draw:text-box fo:min-height="14.97cm"><text:p text:style-name="P17">Description de la fonctionnalité : <text:span text:style-name="T3">cf. exemple d'écran en annexe de la fiche</text:span></text:p><text:p text:style-name="P9"><text:span text:style-name="T10">Une fois </text:span><text:span text:style-name="T11">lancé</text:span><text:span text:style-name="T10"> l’ajout de la modalité choisi</text:span><text:span text:style-name="T11">e</text:span><text:span text:style-name="T10">, </text:span><text:span text:style-name="T11">un écran de saisie des informations sur la modalité s’affiche.</text:span></text:p><text:p text:style-name="P40"/><text:p text:style-name="P10"><text:span text:style-name="T11">I</text:span><text:span text:style-name="T10">l contient</text:span></text:p><text:p text:style-name="P5"/><text:p text:style-name="P3"><text:span text:style-name="T10">- un titre : « </text:span><text:span text:style-name="T30">Création d’une modalité dans le référentiel de l’espace de travail &lt;Nom de l’espace de travail&gt;</text:span><text:span text:style-name="T10">»</text:span></text:p><text:p text:style-name="P10"><text:span text:style-name="T10">- en-dessous, une ligne comprenant « Identifiant de la modalité : » puis l’identifiant de la dimension (deux caractères), puis un champ texte </text:span><text:span text:style-name="T12">(limité à 30 – le nombre de caractères cumulé de la dimension et de l’abréviation de l’espace de travail -1)</text:span><text:span text:style-name="T10"> permettant de saisir l’identifiant de la modalité et derrière le champ <text:s/>l’abréviation de l’espace de travail précédé d’un « _ ». Les trois dernières informations seront concaténées dans l’ordre indiqué afin de former l’identifiant de la modalité.</text:span></text:p><text:p text:style-name="P5">- en-dessous, une ligne comprenant « Libellé de la modalité : » suivi d’un champ texte <text:span text:style-name="T33">limité à 250 caractères)</text:span> permettant de saisir le libellé de la modalité.</text:p><text:p text:style-name="P2">-<text:span text:style-name="T27"> en-dessous, un champ d’information «  Ordre de la modalité : » indiquant l’ordre de la modalité par défaut déterminé en fonction du choix de la modalité dans la liste des modalités de la dimension (ordre suivant celui de cette modalité)</text:span></text:p><text:p text:style-name="P3">- <text:span text:style-name="T30">en-dessous, un champ d’information « Modalité précédant cette modalité dans l’ordre par défaut : » indiquant l’identifiant de la modalité précédant cette modalité dans l’ordre par défaut</text:span></text:p><text:p text:style-name="P3">- <text:span text:style-name="T30">en-dessous, un champ d’information « Modalité suivant cette modalité dans l’ordre par défaut : » indiquant l’identifiant de la modalité suivant cette modalité dans l’ordre par défaut</text:span></text:p><text:p text:style-name="P2"/><text:p text:style-name="P5">Si la dimension est hiérarchique, s’ajoutent autant de lignes que nécessaire <text:span text:style-name="T32">en-dessous</text:span> <text:span text:style-name="T31">afin d’indiquer la modalité mère de la modalité à créer dans chacune des hiérarchies concernées. Chaque ligne commencera par «  Modalité mère de cette modalité dans la hiérarchie &lt;identifiant de la hiérarchie&gt; : » suivi de l’identifiant de la modalité mère concernée.</text:span></text:p><text:p text:style-name="P2"/><text:p text:style-name="P11"><text:span text:style-name="T2">Sous ces informations figurent un bouton « Annuler » et un bouton « Valider ». Le bouton « Annuler » renvoie à l’écran de la liste des modalités de la dimension choisie sans aucune mise à jour du référentiel. Le bouton « Valider » </text:span><text:span text:style-name="T9">permet de créer la modalité selon les caractéristiques saisies et choisies et renvie à l’écran de la liste des modalités de la dimension choisie qui contient une ligne en plus pour la modalité créée.</text:span></text:p></draw:text-box></draw:frame><draw:frame draw:style-name="fr3" draw:name="Cadre9" text:anchor-type="paragraph" svg:x="-0.004cm" svg:y="23.299cm" svg:width="16.974cm" draw:z-index="7"><draw:text-box fo:min-height="0.669cm"><text:p text:style-name="P18"><text:span text:style-name="T20">C</text:span><text:span text:style-name="T1">ritère d’acceptation – Jeux de test </text:span><text:span text:style-name="T15">(</text:span><text:span text:style-name="T16">y c.</text:span><text:span text:style-name="T15"> d</text:span><text:span text:style-name="T16">é</text:span><text:span text:style-name="T15">finition de prêt)</text:span></text:p><text:p text:style-name="P6">L<text:span text:style-name="T34">a nouvelle modalité a été créée dans le référentiel de l’espace de travail de l</text:span>’<text:span text:style-name="T26">utilisateur selon les caractéristiques spécifiées</text:span></text:p><text:p text:style-name="P13"/></draw:text-box></draw:frame><draw:frame draw:style-name="fr2" draw:name="Cadre6" text:anchor-type="paragraph" svg:x="-0.004cm" svg:y="18.304cm" svg:width="16.974cm" draw:z-index="4"><draw:text-box fo:min-height="0.669cm"><text:p text:style-name="P17">Résultat attendu de la fonctionnalité<text:span text:style-name="T20"> : </text:span></text:p><text:p text:style-name="P7">L<text:span text:style-name="T34">a nouvelle modalité a été créée dans le référentiel de l’espace de travail de l</text:span>’<text:span text:style-name="T26">utilisateur selon les caractéristiques spécifiées</text:span></text:p></draw:text-box></draw:frame></text:p>
      <text:p text:style-name="P42"><draw:custom-shape text:anchor-type="paragraph" draw:z-index="8" draw:name="Forme11" draw:style-name="gr1" draw:text-style-name="P44" svg:width="18.204cm" svg:height="11.828cm" svg:x="7.929cm" svg:y="3.806cm"><text:p/><draw:enhanced-geometry svg:viewBox="0 0 21600 21600" draw:type="rectangle" draw:enhanced-path="M 0 0 L 21600 0 21600 21600 0 21600 0 0 Z N"/></draw:custom-shape></text:p>
      <text:p text:style-name="P43">ANNEXE DE PR<text:span text:style-name="T17">É</text:span>SENTATION DES DONN<text:span text:style-name="T17">ÉES DE TEST</text:span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4-01T12:35:38.622000000</dc:date>
    <meta:editing-duration>P1DT22H37M36S</meta:editing-duration>
    <meta:editing-cycles>168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43" meta:word-count="608" meta:character-count="3746" meta:non-whitespace-character-count="3173"/>
  </office:meta>
</office:document-meta>
</file>